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7a25" officeooo:paragraph-rsid="001a7a25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a7a25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e72fa" style:font-style-asian="normal" style:font-weight-asian="normal"/>
    </style:style>
    <style:style style:name="T5" style:family="text">
      <style:text-properties officeooo:rsid="001740fd"/>
    </style:style>
    <style:style style:name="T6" style:family="text">
      <style:text-properties officeooo:rsid="001a7a25"/>
    </style:style>
    <style:style style:name="T7" style:family="text">
      <style:text-properties officeooo:rsid="001bde2a"/>
    </style:style>
    <style:style style:name="T8" style:family="text">
      <style:text-properties officeooo:rsid="001d58f3"/>
    </style:style>
    <style:style style:name="T9" style:family="text">
      <style:text-properties officeooo:rsid="001e72fa"/>
    </style:style>
    <style:style style:name="T10" style:family="text">
      <style:text-properties officeooo:rsid="00201d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9">15th</text:span> of <text:span text:style-name="T6">June</text:span> 202<text:span text:style-name="T5">1</text:span> under the <text:span text:style-name="T10">54th</text:span> PA Meeting.</text:p>
      <text:p text:style-name="P1"/>
      <text:p text:style-name="P1">The Assembly, recognising the current situation,</text:p>
      <text:p text:style-name="P1"/>
      <text:p text:style-name="P2">Constitutes the need to revoke Motion 40-14: <text:span text:style-name="T7">To implement gamerule mobgriefing false because the Towny plugin makes mobgriefing toggleable within towns. Mobgriefing in the wild is subject to debate for the meeting.</text:span></text:p>
      <text:p text:style-name="P1"/>
      <text:p text:style-name="P1">And proceeds.</text:p>
      <text:p text:style-name="P1"/>
      <text:p text:style-name="P1">Signed by,</text:p>
      <text:p text:style-name="P1">_<text:span text:style-name="T8">yoran_</text:span></text:p>
      <text:p text:style-name="P1"/>
      <text:p text:style-name="P1"/>
      <text:p text:style-name="P1"/>
      <text:p text:style-name="Standard"><text:span text:style-name="T1">[</text:span><text:span text:style-name="T2">Motion 5</text:span><text:span text:style-name="T4">4</text:span><text:span text:style-name="T2">-1: To </text:span><text:span text:style-name="T3">revoke</text:span><text:span text:style-name="T2"> M40-10 as its mostly replaced by Town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15T16:37:15.897815951</dc:date>
    <meta:editing-duration>PT3M56S</meta:editing-duration>
    <meta:editing-cycles>9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7" meta:word-count="69" meta:character-count="439" meta:non-whitespace-character-count="377"/>
  </office:meta>
</office:document-meta>
</file>